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ize="20pt" officeooo:rsid="00167c63" officeooo:paragraph-rsid="00167c63" style:font-size-asian="17.5pt" style:font-size-complex="20pt"/>
    </style:style>
    <style:style style:name="P2" style:family="paragraph" style:parent-style-name="Standard">
      <style:paragraph-properties fo:text-align="center" style:justify-single-word="false"/>
      <style:text-properties fo:font-size="20pt" officeooo:rsid="00167c63" officeooo:paragraph-rsid="00167c63" style:font-size-asian="17.5pt" style:font-size-complex="20pt"/>
    </style:style>
    <style:style style:name="P3" style:family="paragraph" style:parent-style-name="Standard">
      <style:paragraph-properties fo:text-align="start" style:justify-single-word="false"/>
      <style:text-properties fo:font-size="15pt" officeooo:rsid="00167c63" officeooo:paragraph-rsid="00167c63" style:font-size-asian="13.1000003814697pt" style:font-size-complex="15pt"/>
    </style:style>
    <style:style style:name="P4" style:family="paragraph" style:parent-style-name="Standard">
      <style:text-properties fo:font-size="15pt" officeooo:rsid="0016c475" officeooo:paragraph-rsid="0016c475" style:font-size-asian="13.1000003814697pt" style:font-size-complex="15pt"/>
    </style:style>
    <style:style style:name="P5" style:family="paragraph" style:parent-style-name="Standard">
      <style:text-properties fo:font-size="15pt" officeooo:rsid="00172c58" officeooo:paragraph-rsid="00172c58" style:font-size-asian="13.1000003814697pt" style:font-size-complex="15pt"/>
    </style:style>
    <style:style style:name="P6" style:family="paragraph" style:parent-style-name="Standard">
      <style:text-properties fo:font-size="15pt" officeooo:rsid="0017aca5" officeooo:paragraph-rsid="0017aca5" style:font-size-asian="13.1000003814697pt" style:font-size-complex="15pt"/>
    </style:style>
    <style:style style:name="P7" style:family="paragraph" style:parent-style-name="Standard">
      <style:paragraph-properties fo:text-align="start" style:justify-single-word="false"/>
      <style:text-properties fo:font-size="18pt" officeooo:rsid="00167c63" officeooo:paragraph-rsid="00167c63" style:font-size-asian="18pt" style:font-size-complex="18pt"/>
    </style:style>
    <style:style style:name="P8" style:family="paragraph" style:parent-style-name="Standard">
      <style:paragraph-properties fo:text-align="start" style:justify-single-word="false"/>
      <style:text-properties fo:font-size="14pt" officeooo:rsid="00167c63" officeooo:paragraph-rsid="00167c63" style:font-size-asian="12.25pt" style:font-size-complex="14pt"/>
    </style:style>
    <style:style style:name="T1" style:family="text">
      <style:text-properties officeooo:rsid="0016c475"/>
    </style:style>
    <style:style style:name="T2" style:family="text">
      <style:text-properties officeooo:rsid="00172c58"/>
    </style:style>
    <style:style style:name="T3" style:family="text">
      <style:text-properties officeooo:rsid="0017aca5"/>
    </style:style>
    <style:style style:name="T4" style:family="text">
      <style:text-properties fo:font-size="20pt" style:font-size-asian="20pt" style:font-size-complex="2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RAMEWORKS</text:p>
      <text:p text:style-name="P2"/>
      <text:p text:style-name="P2"/>
      <text:p text:style-name="P3">Un framework es una estructura previa se puede aprovechar por sus cualidades para un determinado proyecto.</text:p>
      <text:p text:style-name="P3"/>
      <text:p text:style-name="P3"/>
      <text:p text:style-name="P7">Django:</text:p>
      <text:p text:style-name="P7"/>
      <text:p text:style-name="P8">Es un framework de código abierto, se escribe en Python, utiliza el patrón de diseño modelo-vista-controlador (MVC). </text:p>
      <text:p text:style-name="P8">Django pone <text:span text:style-name="T1">énfasis</text:span> en el re-uso, <text:span text:style-name="T1">el desarrollo rápido, sus principales características son: <text:s/></text:span></text:p>
      <text:p text:style-name="P1"/>
      <text:p text:style-name="P5">Características:</text:p>
      <text:p text:style-name="P4">Un mapeador objeto-relacional,aplicaciones “enchufables”,una API de base de datos robusta, un sistema incorporado de “vistas genéricas”, un sistema de plantillas basadas en etiquetas ,un despachador de URLS basado en expresiones regulares, un sistema “middleware”, soporte de internacionalización, documentación incorporada.</text:p>
      <text:p text:style-name="P4"/>
      <text:p text:style-name="P4">LARAVEL:</text:p>
      <text:p text:style-name="P4"/>
      <text:p text:style-name="P4">Es un framework de código abierto, utiliza PHP5, PHP7 y PHP8. Esta pensado <text:span text:style-name="T2">para desarrollar PHP de forma elegante y simple .</text:span></text:p>
      <text:p text:style-name="P4"/>
      <text:p text:style-name="P5">Características: </text:p>
      <text:p text:style-name="P5">Sistema de enrutamiento, motor de plantillas(blade), peticiones Fluent, Eloquent ,basado en composer, soporte para el caché, soporte para MVC, usa componentes de Symfony y adopta las especificaciones PSR-2 y PSR-4.</text:p>
      <text:p text:style-name="P5"/>
      <text:p text:style-name="P5">ANGULAR: </text:p>
      <text:p text:style-name="P5"/>
      <text:p text:style-name="P5">Es un frame work de código abierto , utiliza el modelo vista controlador (MVC) <text:s/>la biblioteca lee HTML. Es mantenido por google. </text:p>
      <text:p text:style-name="P5"/>
      <text:p text:style-name="P5">Características: </text:p>
      <text:p text:style-name="P5">Generación de código, universal , división de código, plantillas , angulares CLI , IDES, <text:span text:style-name="T3">testing, animación, accesibilidad. </text:span></text:p>
      <text:p text:style-name="P5"/>
      <text:p text:style-name="P6"><text:soft-page-break/><text:span text:style-name="T4">Elección</text:span>:</text:p>
      <text:p text:style-name="P6"/>
      <text:p text:style-name="P6">Creo que DJANGO seria la mejor elección por su énfasis en el desarrollo rápido y la reutilización ,que son las <text:s/>características asi de primeras sin haberlos probado que mas útiles me parecen .</text:p>
      <text:p text:style-name="P4"/>
      <text:p text:style-name="P4"/>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4T03:06:36.013000000</meta:creation-date>
    <dc:date>2021-09-14T03:47:04.730000000</dc:date>
    <meta:editing-duration>PT9M38S</meta:editing-duration>
    <meta:editing-cycles>1</meta:editing-cycles>
    <meta:document-statistic meta:table-count="0" meta:image-count="0" meta:object-count="0" meta:page-count="2" meta:paragraph-count="18" meta:word-count="217" meta:character-count="1518" meta:non-whitespace-character-count="1307"/>
    <meta:generator>LibreOffice/6.2.8.2$Windows_X86_64 LibreOffice_project/f82ddfca21ebc1e222a662a32b25c0c9d20169ee</meta:generator>
  </office:meta>
</office:document-meta>
</file>